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BezealyBox-subtitle">
      <style:graphic-properties draw:fill-color="#ffffff" fo:min-height="15.824cm"/>
    </style:style>
    <style:style style:name="pr2" style:family="presentation" style:parent-style-name="BezealyBox-notes">
      <style:graphic-properties draw:fill-color="#ffffff" draw:auto-grow-height="true" fo:min-height="12.572cm"/>
    </style:style>
    <style:style style:name="pr3" style:family="presentation" style:parent-style-name="BezealyBox-title">
      <style:graphic-properties fo:min-height="1.905cm"/>
    </style:style>
    <style:style style:name="pr4" style:family="presentation" style:parent-style-name="BezealyBox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color="#0000ff" fo:font-size="32pt"/>
    </style:style>
    <style:style style:name="P6" style:family="paragraph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family="'Trebuchet MS'" style:font-family-generic="swiss" style:font-pitch="variable" fo:font-size="26pt" style:font-size-asian="26pt" style:font-size-complex="2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/>
    </style:style>
    <style:style style:name="T6" style:family="text">
      <style:text-properties fo:font-size="32pt" fo:font-weight="bold" style:font-size-asian="40pt" style:font-weight-asian="bold" style:font-size-complex="40pt" style:font-weight-complex="bold"/>
    </style:style>
    <style:style style:name="T7" style:family="text">
      <style:text-properties fo:color="#0000ff" fo:font-size="26pt" style:font-size-asian="26pt" style:font-size-complex="26pt"/>
    </style:style>
    <style:style style:name="T8" style:family="text">
      <style:text-properties fo:color="#0000ff" fo:font-size="40pt" style:font-size-asian="40pt" style:font-size-complex="40pt"/>
    </style:style>
    <style:style style:name="T9" style:family="text">
      <style:text-properties fo:color="#0000ff" fo:font-size="32pt" fo:font-weight="bold" style:font-weight-asian="bold" style:font-weight-complex="bold"/>
    </style:style>
    <style:style style:name="T10" style:family="text">
      <style:text-properties fo:color="#0000ff" fo:font-size="32pt" style:font-size-asian="32pt" style:font-size-complex="32pt"/>
    </style:style>
    <style:style style:name="T11" style:family="text">
      <style:text-properties fo:color="#0000ff" fo:font-size="24pt" style:font-size-asian="24pt" style:font-size-complex="24pt"/>
    </style:style>
    <style:style style:name="T12" style:family="text">
      <style:text-properties fo:color="#0000ff" fo:font-size="32pt"/>
    </style:style>
    <style:style style:name="T13" style:family="text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4" style:family="text">
      <style:text-properties style:use-window-font-color="true" fo:font-family="'Trebuched MS'"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use-window-font-color="true" fo:font-family="'Trebuched MS'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use-window-font-color="true" fo:font-family="'Trebuched MS'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2"/></text:p>
            <text:p><text:span text:style-name="T3">Section 1</text:span><text:span text:style-name="T3"><text:line-break/></text:span><text:span text:style-name="T3"><text:line-break/></text:span><text:span text:style-name="T3">Programming Examples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3" draw:layer="layout" svg:width="22.86cm" svg:height="15.824cm" svg:x="2.54cm" svg:y="2.783cm" presentation:class="subtitle" presentation:user-transformed="true">
          <draw:text-box>
            <text:p><text:span text:style-name="T6"><text:tab/></text:span><text:span text:style-name="T6"><text:tab/></text:span><text:span text:style-name="T3"><text:line-break/></text:span><text:span text:style-name="T3"><text:line-break/></text:span><text:span text:style-name="T7">internet/urlclient_futures_pool.py</text:span></text:p>
            <text:p><text:span text:style-name="T7"/></text:p>
            <text:p><text:span text:style-name="T7">internet/urlclient_gevent_pool.py</text:span></text:p>
            <text:p><text:span text:style-name="T7"/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2"/></text:p>
            <text:p><text:span text:style-name="T8">packages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5" draw:layer="layout" svg:width="19.561cm" svg:height="15.824cm" svg:x="4.252cm" svg:y="2.783cm" presentation:class="subtitle" presentation:user-transformed="true">
          <draw:text-box>
            <text:p><text:span text:style-name="T9"/></text:p>
            <text:p><text:span text:style-name="T10">clientserver/echo_client_gevent.py</text:span></text:p>
            <text:p><text:span text:style-name="T10">clientserver/echo_server_gevent.py</text:span></text:p>
            <text:p><text:span text:style-name="T11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5" draw:layer="layout" svg:width="19.561cm" svg:height="15.824cm" svg:x="4.252cm" svg:y="2.783cm" presentation:class="subtitle" presentation:user-transformed="true">
          <draw:text-box>
            <text:p><text:span text:style-name="T9"/></text:p>
            <text:p><text:span text:style-name="T10">delfiles/delfiles.py</text:span></text:p>
            <text:p><text:span text:style-name="T11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5" draw:layer="layout" svg:width="19.561cm" svg:height="15.824cm" svg:x="4.252cm" svg:y="2.783cm" presentation:class="subtitle" presentation:user-transformed="true">
          <draw:text-box>
            <text:p><text:span text:style-name="T9"/></text:p>
            <text:p><text:span text:style-name="T10">rsync/*</text:span></text:p>
            <text:p><text:span text:style-name="T11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819cm" svg:height="0.564cm" svg:x="1.905cm" svg:y="19.05cm">
          <draw:text-box>
            <text:p><text:span text:style-name="T1">Copyright Copyright © 2014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2"/></text:p>
            <text:p><text:span text:style-name="T3">Section IV</text:span><text:span text:style-name="T3"><text:line-break/></text:span><text:span text:style-name="T3"><text:line-break/></text:span><text:span text:style-name="T3">Invaluable 3rd Party Modules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requests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Python 2 and 3</text:span></text:p>
              </text:list-item>
              <text:list-item>
                <text:p><text:span text:style-name="T14">To compile with Python 3 you need to fork it from Github—don't curl the tarball.</text:span></text:p>
              </text:list-item>
              <text:list-item>
                <text:p><text:span text:style-name="T14">Makes HTTP requests dead simple.</text:span></text:p>
              </text:list-item>
              <text:list-item>
                <text:p><text:span text:style-name="T14">The code itself in exemplary.</text:span></text:p>
              </text:list-item>
              <text:list-item>
                <text:p><text:span text:style-name="T14">Why isn't part of the standard library?</text:span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httplib2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Python 2 and 3</text:span></text:p>
              </text:list-item>
              <text:list-item>
                <text:p><text:span text:style-name="T14"><text:a xlink:href="http://code.google.com/p/httplib2/">http://code.google.com/p/httplib2/</text:a></text:span></text:p>
              </text:list-item>
              <text:list-item>
                <text:p><text:span text:style-name="T14">Written by Joe Gregorio the inventor of the </text:span><text:span text:style-name="T14"><text:line-break/></text:span><text:span text:style-name="T14">ATOM publishing protocol.</text:span></text:p>
              </text:list-item>
              <text:list-item>
                <text:p><text:span text:style-name="T14">The standard library for Python for Google's client APIs.</text:span></text:p>
              </text:list-item>
              <text:list-item>
                <text:p><text:span text:style-name="T14">Performs caching.</text:span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feedparser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Python 2</text:span></text:p>
              </text:list-item>
              <text:list-item>
                <text:p><text:span text:style-name="T14"><text:a xlink:href="http://pypi.python.org/pypi/feedparser/">http://pypi.python.org/pypi/feedparser/</text:a></text:span></text:p>
              </text:list-item>
              <text:list-item>
                <text:p><text:span text:style-name="T14">Written by Mark Pilgrim</text:span></text:p>
              </text:list-item>
              <text:list-item>
                <text:p><text:span text:style-name="T14">The one and only RSS parsing library.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feedparser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Python 2</text:span></text:p>
              </text:list-item>
              <text:list-item>
                <text:p><text:span text:style-name="T14"><text:a xlink:href="http://pypi.python.org/pypi/feedparser/">http://pypi.python.org/pypi/feedparser/</text:a></text:span></text:p>
              </text:list-item>
              <text:list-item>
                <text:p><text:span text:style-name="T14">Written by Mark Pilgrim</text:span></text:p>
              </text:list-item>
              <text:list-item>
                <text:p><text:span text:style-name="T14">The one and only RSS parsing library.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gevent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Python 2, 3 version coming soon.</text:span></text:p>
              </text:list-item>
              <text:list-item>
                <text:p><text:span text:style-name="T15"><text:a xlink:href="https://github.com/SiteSupport/gevent/downloads">https://github.com/SiteSupport/gevent/downloads</text:a></text:span></text:p>
              </text:list-item>
              <text:list-item>
                <text:p><text:span text:style-name="T14">Version 1.0rc2</text:span></text:p>
              </text:list-item>
              <text:list-item>
                <text:p><text:span text:style-name="T14">Even though it is still a release candidate it is stable and much faster than other versions.</text:span></text:p>
              </text:list-item>
              <text:list-item>
                <text:p><text:span text:style-name="T14">couroutine based networking library in C.</text:span></text:p>
              </text:list-item>
              <text:list-item>
                <text:p><text:span text:style-name="T14">uses libev.</text:span></text:p>
              </text:list-item>
              <text:list-item>
                <text:p><text:span text:style-name="T14">Runs most of the infrastructure of Spotify.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Beautiful Soup 4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Python 2 and 3</text:span></text:p>
              </text:list-item>
              <text:list-item>
                <text:p><text:span text:style-name="T15"><text:a xlink:href="http://www.crummy.com/software/BeautifulSoup/">http://www.crummy.com/software/BeautifulSoup/</text:a></text:span></text:p>
              </text:list-item>
              <text:list-item>
                <text:p><text:span text:style-name="T14">All your HTML parsing and scraping needs.</text:span></text:p>
              </text:list-item>
              <text:list-item>
                <text:p><text:span text:style-name="T14">uses lxml internally.</text:span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2"/></text:p>
            <text:p><text:span text:style-name="T3">Section V</text:span><text:span text:style-name="T3"><text:line-break/></text:span><text:span text:style-name="T3"><text:line-break/></text:span><text:span text:style-name="T3">Web Frameworks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Django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Has its own conference.</text:span></text:p>
              </text:list-item>
              <text:list-item>
                <text:p><text:span text:style-name="T15"><text:a xlink:href="https://www.djangoproject.com/">https://www.djangoproject.com/</text:a></text:span></text:p>
              </text:list-item>
              <text:list-item>
                <text:p><text:span text:style-name="T14">Encapsulates most web framework tasks into objects.</text:span></text:p>
              </text:list-item>
              <text:list-item>
                <text:p><text:span text:style-name="T14">A remarkable built-in administration system.</text:span></text:p>
              </text:list-item>
              <text:list-item>
                <text:p><text:span text:style-name="T14">A great ORM for relational databases.</text:span></text:p>
              </text:list-item>
              <text:list-item>
                <text:p><text:span text:style-name="T14">You can get up and running quickly.</text:span></text:p>
              </text:list-item>
              <text:list-item>
                <text:p><text:span text:style-name="T14">You MUST do things the Django way</text:span></text:p>
              </text:list-item>
              <text:list-item>
                <text:p><text:span text:style-name="T14">Not orthogonal.</text:span></text:p>
              </text:list-item>
              <text:list-item>
                <text:p><text:span text:style-name="T14">No key-value datastore support.</text:span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Pylons/Pyramid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Orothogonal.</text:span></text:p>
              </text:list-item>
              <text:list-item>
                <text:p><text:span text:style-name="T15"><text:a xlink:href="http://www.pylonsproject.org/">http://www.pylonsproject.org/</text:a></text:span></text:p>
              </text:list-item>
              <text:list-item>
                <text:p><text:span text:style-name="T14">You pick and choose what parts you want.</text:span></text:p>
              </text:list-item>
              <text:list-item>
                <text:p><text:span text:style-name="T14">More work than Django to get going.</text:span></text:p>
              </text:list-item>
              <text:list-item>
                <text:p><text:span text:style-name="T14">You easily place processes between pieces.</text:span></text:p>
              </text:list-item>
              <text:list-item>
                <text:p><text:span text:style-name="T14">What Quora used to build their site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Web2py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Agnostic.</text:span></text:p>
              </text:list-item>
              <text:list-item>
                <text:p><text:span text:style-name="T15"><text:a xlink:href="http://www.web2py.com/">http://www.web2py.com/</text:a></text:span></text:p>
              </text:list-item>
              <text:list-item>
                <text:p><text:span text:style-name="T14">Inspired by Rails.</text:span></text:p>
              </text:list-item>
              <text:list-item>
                <text:p><text:span text:style-name="T14">Works well with Google App Engine.</text:span></text:p>
              </text:list-item>
              <text:list-item>
                <text:p><text:span text:style-name="T14">Emphasis on development</text:span></text:p>
              </text:list-item>
              <text:list-item>
                <text:p><text:span text:style-name="T14">A simpler flow process than Django.</text:span></text:p>
              </text:list-item>
              <text:list-item>
                <text:p><text:span text:style-name="T14">Admin console is not as sophisticated as Django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Flask a microframework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Very lightweight.</text:span></text:p>
              </text:list-item>
              <text:list-item>
                <text:p><text:span text:style-name="T15"><text:a xlink:href="http://flask.pocoo.org/">http://flask.pocoo.org/</text:a></text:span></text:p>
              </text:list-item>
              <text:list-item>
                <text:p><text:span text:style-name="T14">When you need a small specific site.</text:span></text:p>
              </text:list-item>
              <text:list-item>
                <text:p><text:span text:style-name="T14">The entire site frequently fits in one file.</text:span></text:p>
              </text:list-item>
              <text:list-item>
                <text:p><text:span text:style-name="T14">No database abstraction layer, form validation or anything else that different libraries that already exist that can handle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SQLAlchemy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Just what it sound like.</text:span></text:p>
              </text:list-item>
              <text:list-item>
                <text:p><text:span text:style-name="T15"><text:a xlink:href="http://www.sqlalchemy.org/">http://www.sqlalchemy.org/</text:a></text:span></text:p>
              </text:list-item>
              <text:list-item>
                <text:p><text:span text:style-name="T14">SQLAlchemy considers the database to be a relational algebra engine, not just a collection of tables. </text:span></text:p>
              </text:list-item>
              <text:list-item>
                <text:p><text:span text:style-name="T14">Yelp, Dropbox, Urban Airship, reddit, and many others use it on their backends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There Are Many More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A basic tenet of Python is that if have a specific need, someone has probably already written a library.</text:span></text:p>
              </text:list-item>
              <text:list-item>
                <text:p><text:span text:style-name="T14">The first place to look is the Cheese Shop </text:span><text:span text:style-name="T14"><text:a xlink:href="http://pypi.python.org/pypi">http://pypi.python.org/pypi</text:a></text:span></text:p>
              </text:list-item>
              <text:list-item>
                <text:p><text:span text:style-name="T14">More and more packages are installable via pip </text:span><text:span text:style-name="T14"><text:a xlink:href="http://pypi.python.org/pypi/pip">http://pypi.python.org/pypi/pip</text:a></text:span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2"/></text:p>
            <text:p><text:span text:style-name="T3">Section V</text:span><text:span text:style-name="T3"><text:line-break/></text:span><text:span text:style-name="T3"><text:line-break/></text:span><text:span text:style-name="T3">References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13cm" svg:height="1.905cm" svg:x="1.905cm" svg:y="1.27cm" presentation:class="title" presentation:user-transformed="true">
          <draw:text-box>
            <text:p><text:span text:style-name="T13">References</text:span></text:p>
          </draw:text-box>
        </draw:frame>
        <draw:frame presentation:style-name="pr4" draw:text-style-name="P7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Python Essential Reference by David M. Beazley.</text:span></text:p>
                <text:list>
                  <text:list-item>
                    <text:list>
                      <text:list-item>
                        <text:p><text:span text:style-name="T14">Python 2.6+</text:span></text:p>
                      </text:list-item>
                      <text:list-item>
                        <text:p><text:span text:style-name="T14">The best Python reference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The Python standard documents.</text:span></text:p>
                <text:list>
                  <text:list-item>
                    <text:list>
                      <text:list-item>
                        <text:p><text:span text:style-name="T14"><text:a xlink:href="http://docs.python.org/3/">http://docs.python.org/3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The Python source code.</text:span></text:p>
              </text:list-item>
              <text:list-item>
                <text:p><text:span text:style-name="T14">The tulip project</text:span></text:p>
                <text:list>
                  <text:list-item>
                    <text:p><text:span text:style-name="T16"><text:a xlink:href="http://code.google.com/p/tulip/source/browse/scheduling.py">http://code.google.com/p/tulip/source/browse/scheduling.py</text:a></text:span></text:p>
                    <text:list>
                      <text:list-header>
                        <text:p><text:span text:style-name="T14"/></text:p>
                      </text:list-header>
                    </text:list>
                  </text:list-item>
                </text:list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36cm" svg:height="0.564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56cm" svg:height="0.564cm" svg:x="1.905cm" svg:y="19.05cm">
          <draw:text-box>
            <text:p><text:span text:style-name="T1">Copyright ©2014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2"/></text:p>
            <text:p><text:span text:style-name="T3">Section VII</text:span><text:span text:style-name="T3"><text:line-break/></text:span><text:span text:style-name="T3"><text:line-break/></text:span><text:span text:style-name="T3">Questions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ezealyBox-background" style:family="presentation">
      <style:graphic-properties draw:stroke="none" draw:fill="none"/>
      <style:text-properties style:letter-kerning="true"/>
    </style:style>
    <style:style style:name="BezealyBo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ezealyBox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zealyBox-outline1" style:family="presentation">
      <style:graphic-properties draw:stroke="none" draw:fill="none" draw:auto-grow-height="false">
        <text:list-style style:name="Bezealy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outline2" style:family="presentation" style:parent-style-name="BezealyBox-outline1">
      <style:paragraph-properties fo:margin-top="0cm" fo:margin-bottom="0.4cm"/>
      <style:text-properties fo:font-size="28pt" style:font-size-asian="28pt" style:font-size-complex="28pt"/>
    </style:style>
    <style:style style:name="BezealyBox-outline3" style:family="presentation" style:parent-style-name="BezealyBox-outline2">
      <style:paragraph-properties fo:margin-top="0cm" fo:margin-bottom="0.3cm"/>
      <style:text-properties fo:font-size="24pt" style:font-size-asian="24pt" style:font-size-complex="24pt"/>
    </style:style>
    <style:style style:name="BezealyBox-outline4" style:family="presentation" style:parent-style-name="BezealyBox-outline3">
      <style:paragraph-properties fo:margin-top="0cm" fo:margin-bottom="0.2cm"/>
      <style:text-properties fo:font-size="20pt" style:font-size-asian="20pt" style:font-size-complex="20pt"/>
    </style:style>
    <style:style style:name="BezealyBox-outline5" style:family="presentation" style:parent-style-name="BezealyBox-outline4">
      <style:paragraph-properties fo:margin-top="0cm" fo:margin-bottom="0.1cm"/>
      <style:text-properties fo:font-size="20pt" style:font-size-asian="20pt" style:font-size-complex="20pt"/>
    </style:style>
    <style:style style:name="BezealyBox-outline6" style:family="presentation" style:parent-style-name="BezealyBox-outline5">
      <style:paragraph-properties fo:margin-top="0cm" fo:margin-bottom="0.1cm"/>
      <style:text-properties fo:font-size="20pt" style:font-size-asian="20pt" style:font-size-complex="20pt"/>
    </style:style>
    <style:style style:name="BezealyBox-outline7" style:family="presentation" style:parent-style-name="BezealyBox-outline6">
      <style:paragraph-properties fo:margin-top="0cm" fo:margin-bottom="0.1cm"/>
      <style:text-properties fo:font-size="20pt" style:font-size-asian="20pt" style:font-size-complex="20pt"/>
    </style:style>
    <style:style style:name="BezealyBox-outline8" style:family="presentation" style:parent-style-name="BezealyBox-outline7">
      <style:paragraph-properties fo:margin-top="0cm" fo:margin-bottom="0.1cm"/>
      <style:text-properties fo:font-size="20pt" style:font-size-asian="20pt" style:font-size-complex="20pt"/>
    </style:style>
    <style:style style:name="BezealyBox-outline9" style:family="presentation" style:parent-style-name="BezealyBox-outline8">
      <style:paragraph-properties fo:margin-top="0cm" fo:margin-bottom="0.1cm"/>
      <style:text-properties fo:font-size="20pt" style:font-size-asian="20pt" style:font-size-complex="20pt"/>
    </style:style>
    <style:style style:name="BezealyBox-subtitle" style:family="presentation">
      <style:graphic-properties draw:stroke="none" draw:fill="none" draw:textarea-vertical-align="middle">
        <text:list-style style:name="BezealyBo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title" style:family="presentation">
      <style:graphic-properties draw:stroke="none" draw:fill="none" draw:textarea-vertical-align="middle">
        <text:list-style style:name="BezealyBo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zealyBox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zealyBox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zealyBo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zealyBox" style:page-layout-name="PM1" draw:style-name="Mdp1">
      <office:forms form:automatic-focus="false" form:apply-design-mode="false"/>
      <draw:frame presentation:style-name="BezealyBox-title" draw:layer="backgroundobjects" svg:width="25.199cm" svg:height="3.506cm" svg:x="1.4cm" svg:y="0.837cm" presentation:class="title" presentation:placeholder="true">
        <draw:text-box/>
      </draw:frame>
      <draw:frame presentation:style-name="BezealyBox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zealyBox-title" draw:layer="backgroundobjects" svg:width="13.968cm" svg:height="10.476cm" svg:x="3.81cm" svg:y="2.123cm" presentation:class="page"/>
        <draw:frame presentation:style-name="BezealyBo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15T11:05:43</meta:creation-date>
    <meta:editing-duration>P3DT18H33M22S</meta:editing-duration>
    <meta:editing-cycles>664</meta:editing-cycles>
    <dc:title>BezealyBox</dc:title>
    <meta:generator>OpenOffice/4.0.1$Unix OpenOffice.org_project/401m5$Build-9714</meta:generator>
    <meta:initial-creator>robert </meta:initial-creator>
    <dc:date>2014-05-01T22:35:32</dc:date>
    <dc:creator>Robert Hancock</dc:creator>
    <meta:document-statistic meta:object-count="149"/>
    <meta:template xlink:type="simple" xlink:actuate="onRequest" xlink:title="BezealyBox" xlink:href="../../../../home/rhancock/.libreoffice/3/user/template/BezealyBox.otp" meta:date="2011-06-14T18:01:29"/>
  </office:meta>
</office:document-meta>
</file>